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validTelnetOptionException.InvalidTelnetOptionException( String message , int op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TelnetOption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